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ed1c24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50.55cm" fo:min-width="14.74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4.99cm" fo:min-width="14.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cm" svg:y1="67.31cm" svg:x2="27.94cm" svg:y2="67.31cm">
          <text:p/>
        </draw:line>
        <draw:line draw:style-name="gr1" draw:text-style-name="P1" draw:layer="layout" svg:x1="13.97cm" svg:y1="81.28cm" svg:x2="13.97cm" svg:y2="53.34cm">
          <text:p/>
        </draw:line>
        <draw:g>
          <draw:custom-shape draw:style-name="gr2" draw:text-style-name="P2" draw:layer="layout" svg:width="15.24cm" svg:height="50.8cm" draw:transform="rotate (-0.785398163397448) translate (66.694cm 3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5.24cm" svg:height="15.24cm" draw:transform="rotate (0.785398163397448) translate (19.998cm 50.508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5T20:28:11.024530214</dc:date>
    <meta:editing-duration>P1DT48M51S</meta:editing-duration>
    <meta:editing-cycles>21</meta:editing-cycles>
    <meta:generator>LibreOffice/6.0.5.2$MacOSX_X86_64 LibreOffice_project/54c8cbb85f300ac59db32fe8a675ff7683cd5a16</meta:generator>
    <meta:document-statistic meta:object-count="5"/>
  </office:meta>
</office:document-meta>
</file>